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A00000171BEC55BB0BA0C64AB.png" manifest:media-type="image/png"/>
  <manifest:file-entry manifest:full-path="Pictures/100000000000017A00000171177EBD697E42E992.png" manifest:media-type="image/png"/>
  <manifest:file-entry manifest:full-path="Pictures/100002010000015C0000022CB9A9F430A8141E7A.png" manifest:media-type="image/png"/>
  <manifest:file-entry manifest:full-path="Pictures/1000020100000130000001102162B9CD0E869E5B.png" manifest:media-type="image/png"/>
  <manifest:file-entry manifest:full-path="Pictures/10000201000002A1000001ABFD59BEB46E569911.png" manifest:media-type="image/png"/>
  <manifest:file-entry manifest:full-path="Pictures/10000201000001C7000001208D4426A2F332B349.png" manifest:media-type="image/png"/>
  <manifest:file-entry manifest:full-path="Pictures/100002010000019B000001E880CE966257468023.png" manifest:media-type="image/png"/>
  <manifest:file-entry manifest:full-path="Pictures/1000020100000104000000CAB7ED71B95FC8C9C8.png" manifest:media-type="image/png"/>
  <manifest:file-entry manifest:full-path="Pictures/1000020100000280000001A2401834828C72D7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6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5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333333" draw:textarea-vertical-align="middle"/>
    </style:style>
    <style:style style:name="gr1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0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3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3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3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35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36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37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3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4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4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4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49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0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1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53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5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59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60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61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6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6.193cm" fo:padding-top="0.053cm" fo:padding-bottom="0.053cm" fo:padding-left="0.053cm" fo:padding-right="0.053cm"/>
    </style:style>
    <style:style style:name="gr6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43cm" fo:min-width="6.854cm" fo:padding-top="0.053cm" fo:padding-bottom="0.053cm" fo:padding-left="0.053cm" fo:padding-right="0.053cm"/>
      <style:paragraph-properties style:writing-mode="lr-tb"/>
    </style:style>
    <style:style style:name="gr6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5.38cm" fo:padding-top="0.053cm" fo:padding-bottom="0.053cm" fo:padding-left="0.053cm" fo:padding-right="0.053cm"/>
      <style:paragraph-properties style:writing-mode="lr-tb"/>
    </style:style>
    <style:style style:name="gr65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66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7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8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9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0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1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7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7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74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0.91cm" fo:min-width="0.66cm" fo:padding-top="0.231cm" fo:padding-bottom="0.231cm" fo:padding-left="0.356cm" fo:padding-right="0.356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81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512cm" fo:padding-top="0.178cm" fo:padding-bottom="0.178cm" fo:padding-left="0.303cm" fo:padding-right="0.303cm"/>
    </style:style>
    <style:style style:name="gr8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613cm" fo:padding-top="0.178cm" fo:padding-bottom="0.178cm" fo:padding-left="0.303cm" fo:padding-right="0.303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5.865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.003cm, 0cm, 5.837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7cm, 3.083cm, 0.66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3.798cm, 0cm, 0cm)" draw:image-opacity="100%" style:mirror="none"/>
    </style:style>
    <style:style style:name="gr8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7.666cm" fo:padding-top="0.053cm" fo:padding-bottom="0.053cm" fo:padding-left="0.053cm" fo:padding-right="0.053cm"/>
      <style:paragraph-properties style:writing-mode="lr-tb"/>
    </style:style>
    <style:style style:name="gr88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20.925cm" fo:padding-top="0.053cm" fo:padding-bottom="0.053cm" fo:padding-left="0.053cm" fo:padding-right="0.053cm"/>
    </style:style>
    <style:style style:name="gr89" style:family="graphic" style:parent-style-name="standard">
      <style:graphic-properties draw:stroke="none" svg:stroke-color="#000000" draw:fill="solid" draw:fill-color="#ffbf00" draw:opacity="20%" draw:textarea-horizontal-align="left" draw:auto-grow-height="true" draw:auto-grow-width="true" fo:min-height="0.712cm" fo:min-width="3.986cm"/>
      <style:paragraph-properties style:writing-mode="lr-tb"/>
    </style:style>
    <style:style style:name="gr90" style:family="graphic" style:parent-style-name="standard">
      <style:graphic-properties draw:stroke="none" svg:stroke-color="#000000" draw:fill="solid" draw:fill-color="#729fcf" draw:opacity="20%" draw:textarea-horizontal-align="left" draw:auto-grow-height="true" draw:auto-grow-width="true" fo:min-height="0.712cm" fo:min-width="4.341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ec9ba4" draw:opacity="20%" draw:textarea-horizontal-align="left" draw:auto-grow-height="true" draw:auto-grow-width="true" fo:min-height="0.712cm" fo:min-width="3.249cm"/>
      <style:paragraph-properties style:writing-mode="lr-tb"/>
    </style:style>
    <style:style style:name="gr9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198cm" fo:min-width="1.948cm" fo:padding-top="0.151cm" fo:padding-bottom="0.151cm" fo:padding-left="0.276cm" fo:padding-right="0.276cm"/>
    </style:style>
    <style:style style:name="gr93" style:family="graphic" style:parent-style-name="standard">
      <style:graphic-properties svg:stroke-color="#000000" draw:fill-color="#808080" draw:textarea-horizontal-align="justify" draw:textarea-vertical-align="middle" draw:auto-grow-height="false" fo:min-height="0.007cm" fo:min-width="0cm"/>
    </style:style>
    <style:style style:name="gr94" style:family="graphic" style:parent-style-name="Object_20_with_20_no_20_fill_20_and_20_no_20_line">
      <style:graphic-properties draw:stroke="solid" svg:stroke-width="0.081cm" svg:stroke-color="#000000" draw:marker-start-width="0.321cm" draw:marker-end-width="0.32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271cm" fo:min-width="0.259cm" fo:padding-top="0.152cm" fo:padding-bottom="0.152cm" fo:padding-left="0.277cm" fo:padding-right="0.277cm"/>
    </style:style>
    <style:style style:name="gr96" style:family="graphic" style:parent-style-name="objectwithoutfill">
      <style:graphic-properties draw:stroke="solid" draw:stroke-dash="Dashed_20__28_var_29_" svg:stroke-width="0.212cm" svg:stroke-color="#000000" draw:marker-start-width="0.518cm" draw:marker-end="Symmetric_20_Arrow" draw:marker-end-width="0.518cm" draw:fill="solid" draw:textarea-vertical-align="middle" fo:padding-top="0.231cm" fo:padding-bottom="0.231cm" fo:padding-left="0.356cm" fo:padding-right="0.356cm"/>
    </style:style>
    <style:style style:name="gr9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049cm" fo:min-width="0.205cm" fo:padding-top="0.152cm" fo:padding-bottom="0.152cm" fo:padding-left="0.277cm" fo:padding-right="0.277cm"/>
    </style:style>
    <style:style style:name="gr9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99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0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0.714cm" fo:min-width="8.273cm" fo:padding-top="0.053cm" fo:padding-bottom="0.053cm" fo:padding-left="0.053cm" fo:padding-right="0.053cm"/>
    </style:style>
    <style:style style:name="gr10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0.714cm" fo:min-width="5.451cm" fo:padding-top="0.053cm" fo:padding-bottom="0.053cm" fo:padding-left="0.053cm" fo:padding-right="0.053cm"/>
      <style:paragraph-properties style:writing-mode="lr-tb"/>
    </style:style>
    <style:style style:name="gr10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0.714cm" fo:min-width="4.72cm" fo:padding-top="0.053cm" fo:padding-bottom="0.053cm" fo:padding-left="0.053cm" fo:padding-right="0.053cm"/>
      <style:paragraph-properties style:writing-mode="lr-tb"/>
    </style:style>
    <style:style style:name="gr103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0.714cm" fo:min-width="18.639cm" fo:padding-top="0.053cm" fo:padding-bottom="0.053cm" fo:padding-left="0.053cm" fo:padding-right="0.053cm"/>
    </style:style>
    <style:style style:name="gr104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0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06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07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08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7cm" fo:min-width="0.259cm" fo:padding-top="0.152cm" fo:padding-bottom="0.152cm" fo:padding-left="0.277cm" fo:padding-right="0.277cm"/>
    </style:style>
    <style:style style:name="gr109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10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976cm" fo:min-width="0.259cm" fo:padding-top="0.152cm" fo:padding-bottom="0.152cm" fo:padding-left="0.277cm" fo:padding-right="0.277cm"/>
    </style:style>
    <style:style style:name="P1" style:family="paragraph">
      <loext:graphic-properties draw:fill="solid" draw:fill-color="#ffbf00" draw:opacity="15%"/>
      <style:paragraph-properties fo:text-align="center" style:writing-mode="lr-tb"/>
    </style:style>
    <style:style style:name="P2" style:family="paragraph">
      <loext:graphic-properties draw:fill="gradient" draw:fill-color="#dddddd" draw:fill-gradient-name="Gradient_20_51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opacity="35%"/>
      <style:paragraph-properties fo:text-align="center" style:writing-mode="lr-tb"/>
    </style:style>
    <style:style style:name="P5" style:family="paragraph">
      <loext:graphic-properties draw:fill="solid"/>
      <style:paragraph-properties fo:margin-left="0.051cm" fo:margin-right="0.102cm" fo:text-align="center" fo:text-indent="0.178cm"/>
    </style:style>
    <style:style style:name="P6" style:family="paragraph">
      <loext:graphic-properties draw:fill-color="#000000" draw:opacity="10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666666" draw:opacity="65%"/>
      <style:paragraph-properties fo:text-align="center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999999" draw:opacity="64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solid" draw:fill-color="#ffbf00" draw:opacity="20%"/>
      <style:paragraph-properties fo:text-align="center"/>
    </style:style>
    <style:style style:name="P24" style:family="paragraph">
      <loext:graphic-properties draw:fill="solid" draw:fill-color="#ec9ba4" draw:opacity="20%"/>
      <style:paragraph-properties fo:text-align="center" style:writing-mode="lr-tb"/>
    </style:style>
    <style:style style:name="P25" style:family="paragraph">
      <loext:graphic-properties draw:fill="solid" draw:fill-color="#729fcf" draw:opacity="20%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P2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  <style:text-properties fo:font-weight="bold"/>
    </style:style>
    <style:style style:name="P31" style:family="paragraph">
      <loext:graphic-properties draw:fill="none" draw:fill-color="#b85c00" draw:opacity="10%"/>
      <style:paragraph-properties fo:text-align="center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34" style:family="paragraph">
      <loext:graphic-properties draw:fill="solid" draw:fill-color="#ffbf00" draw:opacity="20%"/>
      <style:paragraph-properties style:writing-mode="lr-tb"/>
      <style:text-properties fo:font-weight="bold"/>
    </style:style>
    <style:style style:name="P35" style:family="paragraph">
      <loext:graphic-properties draw:fill="solid" draw:fill-color="#729fcf" draw:opacity="20%"/>
      <style:paragraph-properties style:writing-mode="lr-tb"/>
      <style:text-properties fo:font-weight="bold"/>
    </style:style>
    <style:style style:name="P36" style:family="paragraph">
      <loext:graphic-properties draw:fill="solid" draw:fill-color="#ec9ba4" draw:opacity="20%"/>
      <style:paragraph-properties style:writing-mode="lr-tb"/>
      <style:text-properties fo:font-weight="bold"/>
    </style:style>
    <style:style style:name="P37" style:family="paragraph">
      <loext:graphic-properties draw:fill-color="#cccccc"/>
      <style:paragraph-properties fo:text-align="center"/>
    </style:style>
    <style:style style:name="P38" style:family="paragraph">
      <loext:graphic-properties draw:fill-color="#808080"/>
      <style:paragraph-properties fo:text-align="center"/>
    </style:style>
    <style:style style:name="P39" style:family="paragraph">
      <loext:graphic-properties draw:fill="none" draw:fill-color="#333333" draw:opacity="100%"/>
      <style:paragraph-properties fo:text-align="center"/>
    </style:style>
    <style:style style:name="P40" style:family="paragraph">
      <loext:graphic-properties draw:fill-color="#333333" draw:opacity="100%"/>
      <style:paragraph-properties fo:text-align="center"/>
    </style:style>
    <style:style style:name="P41" style:family="paragraph">
      <loext:graphic-properties draw:fill="gradient" draw:fill-color="#dddddd" draw:fill-gradient-name="Gradient_20_54" draw:opacity="100%"/>
      <style:paragraph-properties fo:text-align="center"/>
    </style:style>
    <style:style style:name="P42" style:family="paragraph">
      <loext:graphic-properties draw:fill-color="#333333" draw:opacity="65%"/>
      <style:paragraph-properties fo:text-align="center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38cm" svg:height="5.892cm" draw:transform="skewX (2.07413593384466E-017) rotate (2.96705972839036) translate (23.698cm 15.673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" draw:text-style-name="P3" draw:layer="layout" svg:x1="12.402cm" svg:y1="6.339cm" svg:x2="12.402cm" svg:y2="12.602cm">
          <text:p/>
        </draw:line>
        <draw:line draw:style-name="gr4" draw:text-style-name="P4" draw:layer="layout" svg:x1="9.748cm" svg:y1="12.545cm" svg:x2="13.283cm" svg:y2="10.505cm">
          <text:p/>
        </draw:line>
        <draw:line draw:style-name="gr3" draw:text-style-name="P3" draw:layer="layout" svg:x1="22.302cm" svg:y1="6.339cm" svg:x2="22.302cm" svg:y2="11.276cm">
          <text:p/>
        </draw:line>
        <draw:line draw:style-name="gr4" draw:text-style-name="P4" draw:layer="layout" svg:x1="13.241cm" svg:y1="10.494cm" svg:x2="23.639cm" svg:y2="10.494cm">
          <text:p/>
        </draw:line>
        <draw:line draw:style-name="gr5" draw:text-style-name="P4" draw:layer="layout" svg:x1="20.253cm" svg:y1="12.507cm" svg:x2="23.739cm" svg:y2="10.494cm">
          <text:p/>
        </draw:line>
        <draw:line draw:style-name="gr5" draw:text-style-name="P4" draw:layer="layout" svg:x1="23.675cm" svg:y1="10.496cm" svg:x2="28.815cm" svg:y2="10.496cm">
          <text:p/>
        </draw:line>
        <draw:line draw:style-name="gr5" draw:text-style-name="P4" draw:layer="layout" svg:x1="2.321cm" svg:y1="12.505cm" svg:x2="20.152cm" svg:y2="12.506cm">
          <text:p/>
        </draw:line>
        <draw:line draw:style-name="gr6" draw:text-style-name="P5" draw:layer="layout" svg:x1="23.438cm" svg:y1="10.667cm" svg:x2="27.989cm" svg:y2="8.039cm">
          <text:p/>
        </draw:line>
        <draw:line draw:style-name="gr7" draw:text-style-name="P5" draw:layer="layout" svg:x1="23.437cm" svg:y1="10.668cm" svg:x2="27.988cm" svg:y2="8.04cm">
          <text:p/>
        </draw:line>
        <draw:g>
          <draw:custom-shape draw:style-name="gr8" draw:text-style-name="P6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8" draw:text-style-name="P6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9.994cm 13.38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3.062cm 11.256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0" draw:text-style-name="P8" xml:id="id1" draw:id="id1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8" xml:id="id6" draw:id="id6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0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24.135cm" svg:y1="10.496cm" svg:x2="28.656cm" svg:y2="10.496cm">
          <text:p/>
        </draw:line>
        <draw:custom-shape draw:style-name="gr10" draw:text-style-name="P8" xml:id="id7" draw:id="id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9" draw:id="id9" draw:layer="layout" svg:width="0.049cm" svg:height="0.049cm" svg:x="19.634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7" draw:text-style-name="P11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18" draw:text-style-name="P3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9" draw:text-style-name="P12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type="curve" svg:x1="17.327cm" svg:y1="9.861cm" svg:x2="18.46cm" svg:y2="9.153cm" draw:start-shape="id1" draw:start-glue-point="10" draw:end-shape="id2" draw:end-glue-point="3" svg:d="M17327 9861c850 0 284-708 1133-708" svg:viewBox="0 0 1134 709">
          <text:p/>
        </draw:connector>
        <draw:connector draw:style-name="gr20" draw:text-style-name="P3" draw:layer="layout" draw:type="curve" svg:x1="20.431cm" svg:y1="10.48cm" svg:x2="20.152cm" svg:y2="9.153cm" draw:start-shape="id3" draw:start-glue-point="4" draw:end-shape="id2" draw:end-glue-point="1" svg:d="M20431 10480c0-885-93-1327-279-1327" svg:viewBox="0 0 280 1328">
          <text:p/>
        </draw:connector>
        <draw:custom-shape draw:style-name="gr10" draw:text-style-name="P8" xml:id="id4" draw:id="id4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1" draw:text-style-name="P13" xml:id="id2" draw:id="id2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21" draw:text-style-name="P13" xml:id="id5" draw:id="id5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20" draw:text-style-name="P3" draw:layer="layout" draw:type="curve" svg:x1="12.881cm" svg:y1="12.757cm" svg:x2="13.261cm" svg:y2="13.854cm" draw:start-shape="id4" draw:start-glue-point="8" draw:end-shape="id5" draw:end-glue-point="3" svg:d="M12881 12757c0 732 126 1097 380 1097" svg:viewBox="0 0 381 1098">
          <text:p/>
        </draw:connector>
        <draw:connector draw:style-name="gr20" draw:text-style-name="P3" draw:layer="layout" draw:type="curve" svg:x1="16.107cm" svg:y1="13.106cm" svg:x2="14.953cm" svg:y2="13.854cm" draw:start-shape="id6" draw:start-glue-point="6" draw:end-shape="id5" draw:end-glue-point="1" svg:d="M16107 13106c-867 0-290 748-1154 748" svg:viewBox="0 0 1155 749">
          <text:p/>
        </draw:connector>
        <draw:frame draw:style-name="gr21" draw:text-style-name="P13" xml:id="id8" draw:id="id8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2" draw:text-style-name="P14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.603cm" svg:height="0.963cm" svg:x="16.053cm" svg:y="5.271cm">
          <draw:text-box>
            <text:p><text:span text:style-name="T1">+</text:span><text:span text:style-name="T1"> </text:span><text:span text:style-name="T1"><text:s/></text:span><text:span text:style-name="T1">−</text:span></text:p>
          </draw:text-box>
        </draw:frame>
        <draw:connector draw:style-name="gr24" draw:text-style-name="P3" draw:layer="layout" draw:type="curve" svg:x1="13.94cm" svg:y1="6.77cm" svg:x2="15.838cm" svg:y2="5.752cm" draw:start-shape="id7" draw:start-glue-point="10" draw:end-shape="id8" draw:end-glue-point="3" svg:d="M13940 6770c1425 0 476-1018 1898-1018" svg:viewBox="0 0 1899 1019">
          <text:p/>
        </draw:connector>
        <draw:connector draw:style-name="gr24" draw:text-style-name="P3" draw:layer="layout" draw:type="curve" svg:x1="19.635cm" svg:y1="6.758cm" svg:x2="17.87cm" svg:y2="5.752cm" draw:start-shape="id9" draw:start-glue-point="10" draw:end-shape="id8" draw:end-glue-point="1" svg:d="M19635 6758c-1324 0-442-1006-1765-1006" svg:viewBox="0 0 1766 1007">
          <text:p/>
        </draw:connector>
        <draw:line draw:style-name="gr25" draw:text-style-name="P4" draw:layer="layout" svg:x1="2.322cm" svg:y1="12.507cm" svg:x2="7.351cm" svg:y2="12.508cm">
          <text:p/>
        </draw:line>
        <draw:custom-shape draw:style-name="gr26" draw:text-style-name="P16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3.478cm" svg:y="11.649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801cm" svg:y="9.072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396cm" svg:y="12.995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9.902cm" svg:y="14.473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22cm" svg:height="0.822cm" svg:x="28.897cm" svg:y="10.063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1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3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8.14cm" svg:y="6.812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6.295cm" svg:y="11.094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1.887cm" svg:height="1.887cm" svg:x="2.55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6" draw:text-style-name="P6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2" draw:layer="layout" svg:width="0.82cm" svg:height="0.962cm" svg:x="2.035cm" svg:y="15.444cm">
          <draw:text-box>
            <text:p><text:span text:style-name="T2">z</text:span></text:p>
          </draw:text-box>
        </draw:frame>
        <draw:frame draw:style-name="gr38" draw:text-style-name="P22" draw:layer="layout" svg:width="0.82cm" svg:height="0.962cm" svg:x="4.076cm" svg:y="15.523cm">
          <draw:text-box>
            <text:p><text:span text:style-name="T2">x</text:span></text:p>
          </draw:text-box>
        </draw:frame>
        <draw:frame draw:style-name="gr38" draw:text-style-name="P22" draw:layer="layout" svg:width="0.82cm" svg:height="0.962cm" svg:x="2.035cm" svg:y="13.655cm">
          <draw:text-box>
            <text:p><text:span text:style-name="T2">y</text:span></text:p>
          </draw:text-box>
        </draw:frame>
        <draw:ellipse draw:style-name="gr17" draw:text-style-name="P11" xml:id="id10" draw:id="id1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18" draw:text-style-name="P3" draw:layer="layout" draw:type="curve" svg:x1="29.028cm" svg:y1="7.414cm" svg:x2="30.073cm" svg:y2="9.105cm" draw:start-shape="id10" draw:start-glue-point="3" svg:d="M29028 7414c1236 0 714 1691 1045 1691" svg:viewBox="0 0 1046 1692">
          <text:p/>
        </draw:connector>
        <draw:custom-shape draw:style-name="gr28" draw:text-style-name="P18" draw:layer="layout" svg:width="0.822cm" svg:height="0.822cm" svg:x="27.978cm" svg:y="7.323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51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21cm" svg:y1="8.304cm" svg:x2="22.2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frame draw:style-name="gr32" draw:text-style-name="P13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27" draw:layer="layout" svg:width="2.399cm" svg:height="1.427cm" svg:x="15.523cm" svg:y="14.4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custom-shape draw:style-name="gr53" draw:text-style-name="P12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2.399cm" svg:height="1.427cm" svg:x="5.326cm" svg:y="14.508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path draw:style-name="gr54" draw:text-style-name="P28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54" draw:text-style-name="P28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5" draw:text-style-name="P29" draw:layer="layout" svg:width="0.815cm" svg:height="0.878cm" svg:x="15.97cm" svg:y="8.795cm">
          <draw:text-box>
            <text:p><text:span text:style-name="T4">0</text:span></text:p>
          </draw:text-box>
        </draw:frame>
        <draw:custom-shape draw:style-name="gr53" draw:text-style-name="P12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5.835cm" svg:y="5.325cm">
          <draw:text-box>
            <text:p><text:span text:style-name="T5">Pre-</text:span><text:span text:style-name="T5">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</text:span><text:span text:style-name="T5">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51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41cm" svg:y1="8.304cm" svg:x2="22.4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custom-shape draw:style-name="gr60" draw:text-style-name="P32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33" draw:layer="layout" svg:width="2.399cm" svg:height="1.427cm" svg:x="15.323cm" svg:y="14.293cm">
          <draw:text-box>
            <text:p text:style-name="P8"><text:span text:style-name="T3">Phase</text:span></text:p>
            <text:p text:style-name="P8"><text:span text:style-name="T3">shifter 2</text:span></text:p>
          </draw:text-box>
        </draw:frame>
        <draw:g>
          <draw:path draw:style-name="gr54" draw:text-style-name="P28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6" draw:text-style-name="P30" draw:layer="layout" svg:width="4.486cm" svg:height="0.962cm" svg:x="5.835cm" svg:y="5.325cm">
          <draw:text-box>
            <text:p><text:span text:style-name="T5">Pre-</text:span><text:span text:style-name="T5">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</text:span><text:span text:style-name="T5">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61" draw:text-style-name="P32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6.468cm" svg:y="13.198cm">
            <draw:text-box>
              <text:p><text:span text:style-name="T4">0</text:span></text:p>
            </draw:text-box>
          </draw:frame>
        </draw:g>
        <draw:frame draw:style-name="gr52" draw:text-style-name="P33" draw:layer="layout" svg:width="2.399cm" svg:height="1.427cm" svg:x="8.527cm" svg:y="11.509cm">
          <draw:text-box>
            <text:p text:style-name="P8"><text:span text:style-name="T3">Phase</text:span></text:p>
            <text:p text:style-name="P8"><text:span text:style-name="T3">shifter 1</text:span></text:p>
          </draw:text-box>
        </draw:frame>
      </draw:page>
      <draw:page draw:name="page4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1" draw:id="id11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1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855cm" svg:y1="8.877cm" svg:x2="19.855cm" svg:y2="13.496cm">
          <text:p/>
        </draw:lin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2" draw:id="id12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2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</text:span><text:span text:style-name="T5">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</text:span><text:span text:style-name="T5">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</text:span><text:span text:style-name="T5">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3" draw:id="id13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3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1.792cm" svg:y="7.9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8.636cm" svg:y="7.9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2.66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9.586cm" svg:y="8.0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1.875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8.67cm" svg:y="8.032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custom-shape draw:style-name="gr62" draw:text-style-name="P23" draw:layer="layout" svg:width="6.299cm" svg:height="9.5cm" svg:x="5.767cm" svg:y="5.8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2.069cm" svg:y="5.8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draw:layer="layout" svg:width="7.772cm" svg:height="9.5cm" svg:x="19.028cm" svg:y="5.8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8" draw:text-style-name="P31" draw:layer="layout" svg:width="21.031cm" svg:height="9.474cm" svg:x="5.763cm" svg:y="5.8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0.72cm" svg:y1="10.416cm" svg:x2="20.724cm" svg:y2="10.416cm">
          <text:p/>
        </draw:line>
        <draw:line draw:style-name="gr67" draw:text-style-name="P5" draw:layer="layout" svg:x1="18.236cm" svg:y1="13.892cm" svg:x2="20.274cm" svg:y2="10.362cm">
          <text:p/>
        </draw:line>
        <draw:line draw:style-name="gr67" draw:text-style-name="P5" draw:layer="layout" svg:x1="20.197cm" svg:y1="10.42cm" svg:x2="23.071cm" svg:y2="10.42cm">
          <text:p/>
        </draw:line>
        <draw:line draw:style-name="gr68" draw:text-style-name="P5" draw:layer="layout" svg:x1="20.107cm" svg:y1="10.42cm" svg:x2="22.931cm" svg:y2="10.42cm">
          <text:p/>
        </draw:line>
        <draw:line draw:style-name="gr66" draw:text-style-name="P5" draw:layer="layout" svg:x1="8.759cm" svg:y1="13.883cm" svg:x2="10.784cm" svg:y2="10.375cm">
          <text:p/>
        </draw:line>
        <draw:line draw:style-name="gr66" draw:text-style-name="P5" draw:layer="layout" svg:x1="20.241cm" svg:y1="10.415cm" svg:x2="21.847cm" svg:y2="7.635cm">
          <text:p/>
        </draw:line>
        <draw:line draw:style-name="gr69" draw:text-style-name="P5" draw:layer="layout" svg:x1="20.173cm" svg:y1="10.539cm" svg:x2="21.956cm" svg:y2="7.45cm">
          <text:p/>
        </draw:line>
        <draw:line draw:style-name="gr70" draw:text-style-name="P5" draw:layer="layout" svg:x1="7.337cm" svg:y1="13.859cm" svg:x2="18.299cm" svg:y2="13.841cm">
          <text:p/>
        </draw:line>
        <draw:line draw:style-name="gr71" draw:text-style-name="P4" draw:layer="layout" svg:x1="6.415cm" svg:y1="13.851cm" svg:x2="8.345cm" svg:y2="13.852cm">
          <text:p/>
        </draw:line>
        <draw:ellipse draw:style-name="gr17" draw:text-style-name="P11" xml:id="id14" draw:id="id14" draw:layer="layout" svg:width="2.002cm" svg:height="1.285cm" draw:transform="skewX (-0.00785398163397448) rotate (-3.14159265358979) translate (24.096cm 11.048cm)" draw:kind="cut" draw:start-angle="88.96" draw:end-angle="271.12">
          <text:p/>
        </draw:ellipse>
        <draw:connector draw:style-name="gr18" draw:text-style-name="P3" draw:layer="layout" draw:type="curve" draw:line-skew="-0.378cm" svg:x1="24.091cm" svg:y1="10.406cm" svg:x2="23.768cm" svg:y2="11.809cm" draw:start-shape="id14" draw:start-glue-point="3" svg:d="M24091 104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2.696cm 7.483cm)" draw:kind="cut" draw:start-angle="88.96" draw:end-angle="271.12">
          <text:p/>
        </draw:ellipse>
        <draw:connector draw:style-name="gr18" draw:text-style-name="P3" draw:layer="layout" draw:type="curve" draw:line-skew="0.172cm" svg:x1="22.138cm" svg:y1="7.266cm" svg:x2="23.6cm" svg:y2="7.639cm" svg:d="M22138 7266c0-577 1462-764 1462 373" svg:viewBox="0 0 1463 832">
          <text:p/>
        </draw:connector>
        <draw:frame draw:style-name="gr42" draw:text-style-name="P13" draw:layer="layout" svg:width="4.56cm" svg:height="1.305cm" svg:x="13.916cm" svg:y="9.1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3.94cm" svg:y="12.4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8.183cm 12.6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9.598cm" svg:y="12.4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1.768cm" svg:y1="8.492cm" svg:x2="11.768cm" svg:y2="13.848cm">
          <text:p/>
        </draw:line>
        <draw:line draw:style-name="gr3" draw:text-style-name="P3" draw:layer="layout" svg:x1="18.712cm" svg:y1="8.477cm" svg:x2="18.712cm" svg:y2="13.096cm">
          <text:p/>
        </draw:line>
        <draw:custom-shape draw:style-name="gr74" draw:text-style-name="P32" draw:layer="layout" svg:width="1.372cm" svg:height="1.372cm" svg:x="12.384cm" svg:y="13.1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2.567cm" svg:y="13.4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2.989cm" svg:y="13.671cm">
            <draw:text-box>
              <text:p><text:span text:style-name="T4">0</text:span></text:p>
            </draw:text-box>
          </draw:frame>
        </draw:g>
        <draw:frame draw:style-name="gr89" draw:text-style-name="P34" draw:layer="layout" svg:width="4.486cm" svg:height="0.962cm" svg:x="6.673cm" svg:y="4.883cm">
          <draw:text-box>
            <text:p><text:span text:style-name="T5">Pr</text:span><text:span text:style-name="T5">e-</text:span><text:span text:style-name="T5">sel</text:span><text:span text:style-name="T5">ect</text:span><text:span text:style-name="T5">ion</text:span></text:p>
          </draw:text-box>
        </draw:frame>
        <draw:frame draw:style-name="gr90" draw:text-style-name="P35" draw:layer="layout" svg:width="4.841cm" svg:height="0.962cm" svg:x="20.494cm" svg:y="4.883cm">
          <draw:text-box>
            <text:p><text:span text:style-name="T5">P</text:span><text:span text:style-name="T5">o</text:span><text:span text:style-name="T5">s</text:span><text:span text:style-name="T5">t-</text:span><text:span text:style-name="T5">s</text:span><text:span text:style-name="T5">el</text:span><text:span text:style-name="T5">e</text:span><text:span text:style-name="T5">c</text:span><text:span text:style-name="T5">ti</text:span><text:span text:style-name="T5">o</text:span><text:span text:style-name="T5">n</text:span></text:p>
          </draw:text-box>
        </draw:frame>
        <draw:frame draw:style-name="gr91" draw:text-style-name="P36" draw:layer="layout" svg:width="3.749cm" svg:height="0.962cm" svg:x="13.675cm" svg:y="4.883cm">
          <draw:text-box>
            <text:p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g>
          <draw:frame draw:style-name="gr77" draw:text-style-name="P13" draw:layer="layout" svg:width="1.038cm" svg:height="0.807cm" svg:x="20.77cm" svg:y="10.5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1.798cm" svg:y="10.5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19.744cm 9.5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0.265cm 8.6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0.649cm" svg:y="7.5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7.493cm" svg:y="7.5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1.519cm" svg:y="7.5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8.443cm" svg:y="7.6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0.732cm" svg:y="7.5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7.527cm" svg:y="7.632cm">
          <draw:image xlink:href="Pictures/1000020100000130000001102162B9CD0E869E5B.png" xlink:type="simple" xlink:show="embed" xlink:actuate="onLoad" loext:mime-type="image/png">
            <text:p/>
          </draw:image>
        </draw:frame>
        <draw:custom-shape draw:style-name="gr92" draw:text-style-name="P37" draw:layer="layout" svg:width="2.77cm" svg:height="2.77cm" svg:x="23.518cm" svg:y="6.8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8" draw:layer="layout" svg:width="0.363cm" svg:height="0.363cm" svg:x="23.811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2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8" draw:layer="layout" svg:width="2.184cm" svg:height="1.524cm" svg:x="23.811cm" svg:y="7.25cm">
          <draw:image xlink:href="Pictures/100000000000017A00000171177EBD697E42E992.png" xlink:type="simple" xlink:show="embed" xlink:actuate="onLoad" loext:mime-type="image/png">
            <text:p/>
          </draw:image>
        </draw:frame>
        <draw:custom-shape draw:style-name="gr92" draw:text-style-name="P37" draw:layer="layout" svg:width="2.77cm" svg:height="2.77cm" svg:x="23.519cm" svg:y="11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8" draw:layer="layout" svg:width="2.184cm" svg:height="1.524cm" svg:x="23.812cm" svg:y="11.733cm">
          <draw:image xlink:href="Pictures/100000000000017A00000171BEC55BB0BA0C64AB.png" xlink:type="simple" xlink:show="embed" xlink:actuate="onLoad" loext:mime-type="image/png">
            <text:p/>
          </draw:image>
        </draw:frame>
        <draw:custom-shape draw:style-name="gr93" draw:text-style-name="P38" draw:layer="layout" svg:width="0.363cm" svg:height="0.363cm" svg:x="23.812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3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7" draw:layer="layout" svg:width="0.813cm" svg:height="1.575cm" svg:x="12.639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6" draw:text-style-name="P3" draw:layer="layout" svg:x1="13.049cm" svg:y1="8.894cm" svg:x2="13.049cm" svg:y2="10.135cm">
          <text:p/>
        </draw:line>
        <draw:custom-shape draw:style-name="gr97" draw:text-style-name="P39" draw:layer="layout" svg:width="0.759cm" svg:height="3.353cm" svg:x="12.666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1.906cm" svg:y="7.082cm">
          <draw:text-box>
            <text:p text:style-name="P8"><text:span text:style-name="T3">B</text:span><text:span text:style-name="T3">l</text:span><text:span text:style-name="T3">o</text:span><text:span text:style-name="T3">c</text:span><text:span text:style-name="T3">k</text:span><text:span text:style-name="T3">e</text:span><text:span text:style-name="T3">r</text:span></text:p>
          </draw:text-box>
        </draw:frame>
      </draw:page>
      <draw:page draw:name="page8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5" draw:id="id15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5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</text:span><text:span text:style-name="T5">r</text:span><text:span text:style-name="T5">e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</text:span><text:span text:style-name="T5">o</text:span><text:span text:style-name="T5">s</text:span><text:span text:style-name="T5">t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</text:span><text:span text:style-name="T3">l</text:span><text:span text:style-name="T3">o</text:span><text:span text:style-name="T3">c</text:span><text:span text:style-name="T3">k</text:span><text:span text:style-name="T3">e</text:span><text:span text:style-name="T3">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6" draw:id="id16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6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</draw:page>
      <draw:page draw:name="page10" draw:style-name="dp1" draw:master-page-name="Default">
        <draw:custom-shape draw:style-name="gr100" draw:text-style-name="P23" draw:layer="layout" svg:width="8.379cm" svg:height="10.82cm" svg:x="6.909cm" svg:y="5.38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4" draw:layer="layout" svg:width="5.557cm" svg:height="10.82cm" svg:x="15.283cm" svg:y="5.385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102" draw:text-style-name="P25" draw:layer="layout" svg:width="4.826cm" svg:height="10.82cm" svg:x="20.83cm" svg:y="5.38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03" draw:text-style-name="P31" draw:layer="layout" svg:width="18.745cm" svg:height="10.82cm" svg:x="6.909cm" svg:y="5.38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41" draw:layer="layout" svg:width="13.056cm" svg:height="6.604cm" svg:x="9.004cm" svg:y="9.03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966cm" svg:y1="7.96cm" svg:x2="14.966cm" svg:y2="14.09cm">
          <text:p/>
        </draw:line>
        <draw:line draw:style-name="gr3" draw:text-style-name="P3" draw:layer="layout" svg:x1="20.466cm" svg:y1="7.96cm" svg:x2="20.466cm" svg:y2="12.554cm">
          <text:p/>
        </draw:line>
        <draw:line draw:style-name="gr51" draw:text-style-name="P5" draw:layer="layout" svg:x1="7.205cm" svg:y1="11.331cm" svg:x2="8.821cm" svg:y2="11.919cm">
          <text:p/>
        </draw:line>
        <draw:line draw:style-name="gr49" draw:text-style-name="P5" draw:layer="layout" svg:x1="7.485cm" svg:y1="11.433cm" svg:x2="15.5cm" svg:y2="14.349cm">
          <text:p/>
        </draw:line>
        <draw:line draw:style-name="gr6" draw:text-style-name="P5" draw:layer="layout" svg:x1="10.056cm" svg:y1="12.302cm" svg:x2="15.5cm" svg:y2="10.321cm">
          <text:p/>
        </draw:line>
        <draw:line draw:style-name="gr6" draw:text-style-name="P5" draw:layer="layout" svg:x1="15.556cm" svg:y1="10.321cm" svg:x2="24.342cm" svg:y2="13.52cm">
          <text:p/>
        </draw:line>
        <draw:line draw:style-name="gr49" draw:text-style-name="P5" draw:layer="layout" svg:x1="15.504cm" svg:y1="14.351cm" svg:x2="24.34cm" svg:y2="11.134cm">
          <text:p/>
        </draw:line>
        <draw:line draw:style-name="gr7" draw:text-style-name="P5" draw:layer="layout" svg:x1="21.136cm" svg:y1="12.354cm" svg:x2="24.5cm" svg:y2="13.578cm">
          <text:p/>
        </draw:line>
        <draw:line draw:style-name="gr16" draw:text-style-name="P5" draw:layer="layout" svg:x1="21.136cm" svg:y1="12.3cm" svg:x2="24.5cm" svg:y2="11.075cm">
          <text:p/>
        </draw:line>
        <draw:g>
          <draw:custom-shape draw:style-name="gr105" draw:text-style-name="P40" draw:layer="layout" svg:width="6.35cm" svg:height="0.512cm" draw:transform="rotate (-1.5707963267949) translate (10.266cm 9.16cm)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40" draw:layer="layout" svg:width="6.35cm" svg:height="0.496cm" draw:transform="rotate (-1.5707963267949) translate (15.76cm 9.16cm)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40" draw:layer="layout" svg:width="6.35cm" svg:height="0.512cm" draw:transform="rotate (-1.5707963267949) translate (21.3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17" draw:id="id17" draw:layer="layout" svg:width="2.002cm" svg:height="1.285cm" draw:transform="skewX (-0.00785398163397442) rotate (2.79252680319093) translate (24.937cm 14.445cm)" draw:kind="cut" draw:start-angle="88.96" draw:end-angle="271.12">
          <text:p/>
        </draw:ellipse>
        <draw:connector draw:style-name="gr18" draw:text-style-name="P3" draw:layer="layout" draw:type="curve" draw:line-skew="-0.444cm" svg:x1="25.152cm" svg:y1="13.84cm" svg:x2="25.485cm" svg:y2="15.003cm" draw:start-shape="id17" draw:start-glue-point="3" svg:d="M25152 138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5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42" draw:layer="layout" svg:width="0.203cm" svg:height="2.184cm" svg:x="13.0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9.2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" draw:layer="layout" svg:width="0.813cm" svg:height="2.591cm" svg:x="17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9" draw:text-style-name="P3" draw:layer="layout" svg:x1="17.548cm" svg:y1="9.494cm" svg:x2="17.548cm" svg:y2="10.735cm">
          <text:p/>
        </draw:line>
        <draw:custom-shape draw:style-name="gr27" draw:text-style-name="P18" draw:layer="layout" svg:width="0.822cm" svg:height="0.822cm" svg:x="9.049cm" svg:y="9.10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049cm" svg:y="11.924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2.749cm" svg:y="10.805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7.132cm" svg:y="7.845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9.315cm" svg:y="11.92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24.216cm" svg:y="13.225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9" draw:layer="layout" svg:width="0.813cm" svg:height="8.28cm" svg:x="17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8.855cm" svg:y="5.5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823cm" svg:y="5.5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6.187cm" svg:y="5.565cm">
          <draw:text-box>
            <text:p><text:span text:style-name="T5">Interaction</text:span></text:p>
          </draw:text-box>
        </draw:frame>
        <draw:ellipse draw:style-name="gr17" draw:text-style-name="P11" xml:id="id18" draw:id="id18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3" draw:layer="layout" draw:type="curve" draw:line-skew="-0.157cm" svg:x1="25.011cm" svg:y1="10.922cm" svg:x2="25.222cm" svg:y2="9.476cm" draw:start-shape="id18" draw:start-glue-point="3" svg:d="M25011 10922c555 0 449-1446 211-1446" svg:viewBox="0 0 405 1447">
          <text:p/>
        </draw:connector>
        <draw:custom-shape draw:style-name="gr27" draw:text-style-name="P18" draw:layer="layout" svg:width="0.822cm" svg:height="0.822cm" svg:x="24.116cm" svg:y="10.725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9" draw:layer="layout" svg:width="2.083cm" svg:height="1.016cm" svg:x="12.885cm" svg:y="7.01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9" draw:layer="layout" svg:width="2.184cm" svg:height="1.016cm" svg:x="18.277cm" svg:y="7.014cm">
          <text:p/>
          <draw:enhanced-geometry svg:viewBox="0 0 21600 21600" draw:type="rectangle" draw:enhanced-path="M 0 0 L 21600 0 21600 21600 0 21600 0 0 Z N"/>
        </draw:custom-shape>
        <draw:frame draw:style-name="gr75" draw:text-style-name="P13" draw:layer="layout" svg:width="1.87cm" svg:height="0.866cm" svg:x="12.968cm" svg:y="7.0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8.311cm" svg:y="7.1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11" draw:style-name="dp1" draw:master-page-name="Default">
        <draw:custom-shape draw:style-name="gr100" draw:text-style-name="P23" draw:layer="layout" svg:width="8.379cm" svg:height="10.82cm" svg:x="6.909cm" svg:y="5.38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4" draw:layer="layout" svg:width="5.557cm" svg:height="10.82cm" svg:x="15.283cm" svg:y="5.385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102" draw:text-style-name="P25" draw:layer="layout" svg:width="4.826cm" svg:height="10.82cm" svg:x="20.83cm" svg:y="5.38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03" draw:text-style-name="P31" draw:layer="layout" svg:width="18.745cm" svg:height="10.82cm" svg:x="6.909cm" svg:y="5.38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41" draw:layer="layout" svg:width="13.056cm" svg:height="6.604cm" svg:x="9.004cm" svg:y="9.03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966cm" svg:y1="7.96cm" svg:x2="14.966cm" svg:y2="14.09cm">
          <text:p/>
        </draw:line>
        <draw:custom-shape draw:style-name="gr29" draw:text-style-name="P19" draw:layer="layout" svg:width="1.981cm" svg:height="0.965cm" svg:x="12.983cm" svg:y="7.145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3.192cm" svg:y="7.18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0.466cm" svg:y1="7.96cm" svg:x2="20.466cm" svg:y2="12.554cm">
          <text:p/>
        </draw:line>
        <draw:line draw:style-name="gr51" draw:text-style-name="P5" draw:layer="layout" svg:x1="7.205cm" svg:y1="11.331cm" svg:x2="8.821cm" svg:y2="11.919cm">
          <text:p/>
        </draw:line>
        <draw:frame draw:style-name="gr32" draw:text-style-name="P13" draw:layer="layout" svg:width="1.068cm" svg:height="0.878cm" svg:x="19.297cm" svg:y="7.18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9.049cm" svg:y="7.148cm">
          <text:p/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7.485cm" svg:y1="11.433cm" svg:x2="15.5cm" svg:y2="14.349cm">
          <text:p/>
        </draw:line>
        <draw:line draw:style-name="gr6" draw:text-style-name="P5" draw:layer="layout" svg:x1="10.056cm" svg:y1="12.302cm" svg:x2="15.5cm" svg:y2="10.321cm">
          <text:p/>
        </draw:line>
        <draw:line draw:style-name="gr6" draw:text-style-name="P5" draw:layer="layout" svg:x1="15.556cm" svg:y1="10.321cm" svg:x2="24.342cm" svg:y2="13.52cm">
          <text:p/>
        </draw:line>
        <draw:line draw:style-name="gr49" draw:text-style-name="P5" draw:layer="layout" svg:x1="15.504cm" svg:y1="14.351cm" svg:x2="24.34cm" svg:y2="11.134cm">
          <text:p/>
        </draw:line>
        <draw:line draw:style-name="gr7" draw:text-style-name="P5" draw:layer="layout" svg:x1="21.136cm" svg:y1="12.354cm" svg:x2="24.5cm" svg:y2="13.578cm">
          <text:p/>
        </draw:line>
        <draw:line draw:style-name="gr16" draw:text-style-name="P5" draw:layer="layout" svg:x1="21.136cm" svg:y1="12.3cm" svg:x2="24.5cm" svg:y2="11.075cm">
          <text:p/>
        </draw:line>
        <draw:g>
          <draw:custom-shape draw:style-name="gr105" draw:text-style-name="P40" draw:layer="layout" svg:width="6.35cm" svg:height="0.512cm" draw:transform="rotate (-1.5707963267949) translate (10.266cm 9.16cm)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40" draw:layer="layout" svg:width="6.35cm" svg:height="0.496cm" draw:transform="rotate (-1.5707963267949) translate (15.76cm 9.16cm)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40" draw:layer="layout" svg:width="6.35cm" svg:height="0.512cm" draw:transform="rotate (-1.5707963267949) translate (21.3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19" draw:id="id19" draw:layer="layout" svg:width="2.002cm" svg:height="1.285cm" draw:transform="skewX (-0.00785398163397442) rotate (2.79252680319093) translate (24.937cm 14.445cm)" draw:kind="cut" draw:start-angle="88.96" draw:end-angle="271.12">
          <text:p/>
        </draw:ellipse>
        <draw:connector draw:style-name="gr18" draw:text-style-name="P3" draw:layer="layout" draw:type="curve" draw:line-skew="-0.444cm" svg:x1="25.152cm" svg:y1="13.84cm" svg:x2="25.485cm" svg:y2="15.003cm" draw:start-shape="id19" draw:start-glue-point="3" svg:d="M25152 138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5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42" draw:layer="layout" svg:width="0.203cm" svg:height="2.184cm" svg:x="13.0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9.2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" draw:layer="layout" svg:width="0.813cm" svg:height="2.591cm" svg:x="17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9" draw:text-style-name="P3" draw:layer="layout" svg:x1="17.548cm" svg:y1="9.494cm" svg:x2="17.548cm" svg:y2="10.735cm">
          <text:p/>
        </draw:line>
        <draw:custom-shape draw:style-name="gr27" draw:text-style-name="P18" draw:layer="layout" svg:width="0.822cm" svg:height="0.822cm" svg:x="9.049cm" svg:y="9.10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049cm" svg:y="11.924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2.749cm" svg:y="10.805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7.132cm" svg:y="7.845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9.315cm" svg:y="11.92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24.216cm" svg:y="13.225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9" draw:layer="layout" svg:width="0.813cm" svg:height="8.28cm" svg:x="17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8.855cm" svg:y="5.5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823cm" svg:y="5.565cm">
          <draw:text-box>
            <text:p><text:span text:style-name="T5">Post-</text:span><text:span text:style-name="T5">selection</text:span></text:p>
          </draw:text-box>
        </draw:frame>
        <draw:frame draw:style-name="gr58" draw:text-style-name="P30" draw:layer="layout" svg:width="3.749cm" svg:height="0.962cm" svg:x="16.187cm" svg:y="5.565cm">
          <draw:text-box>
            <text:p><text:span text:style-name="T5">Interaction</text:span></text:p>
          </draw:text-box>
        </draw:frame>
        <draw:ellipse draw:style-name="gr17" draw:text-style-name="P11" xml:id="id20" draw:id="id20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3" draw:layer="layout" draw:type="curve" draw:line-skew="-0.157cm" svg:x1="25.011cm" svg:y1="10.922cm" svg:x2="25.222cm" svg:y2="9.476cm" draw:start-shape="id20" draw:start-glue-point="3" svg:d="M25011 10922c555 0 449-1446 211-1446" svg:viewBox="0 0 405 1447">
          <text:p/>
        </draw:connector>
        <draw:custom-shape draw:style-name="gr27" draw:text-style-name="P18" draw:layer="layout" svg:width="0.822cm" svg:height="0.822cm" svg:x="24.116cm" svg:y="10.725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08-19T17:02:29.779004374</dc:date>
    <meta:editing-duration>P10DT19H31M56S</meta:editing-duration>
    <meta:editing-cycles>182</meta:editing-cycles>
    <meta:generator>LibreOffice/6.4.7.2$Linux_X86_64 LibreOffice_project/40$Build-2</meta:generator>
    <meta:document-statistic meta:object-count="497"/>
  </office:meta>
</office:document-meta>
</file>